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.18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4.26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34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3.836cm"/>
    </style:style>
    <style:style style:name="ro1" style:family="table-row">
      <style:table-row-properties style:row-height="0.406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2" table:default-cell-style-name="ce14"/>
        <table:table-column table:style-name="co2" table:number-columns-repeated="127" table:default-cell-style-name="Gnumeric-default"/>
        <table:table-row table:style-name="ro1">
          <table:table-cell table:style-name="ce13" office:value-type="string">
            <text:p>ActionComponent</text:p>
          </table:table-cell>
          <table:table-cell table:number-columns-repeated="127"/>
        </table:table-row>
        <table:table-row table:style-name="ro1">
          <table:table-cell office:value-type="string">
            <text:p>openApplication</text:p>
          </table:table-cell>
          <table:table-cell table:number-columns-repeated="127"/>
        </table:table-row>
        <table:table-row table:style-name="ro1">
          <table:table-cell office:value-type="string">
            <text:p>verifyCarouselSequence</text:p>
          </table:table-cell>
          <table:table-cell table:number-columns-repeated="127"/>
        </table:table-row>
        <table:table-row table:style-name="ro1">
          <table:table-cell table:style-name="ce15" office:value-type="string">
            <text:p>closeApplication</text:p>
          </table:table-cell>
          <table:table-cell table:number-columns-repeated="127"/>
        </table:table-row>
      </table:table>
      <table:table table:name="APP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5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17" table:default-cell-style-name="ce7"/>
        <table:table-row table:style-name="ro1">
          <table:table-cell table:style-name="ce4" office:value-type="string">
            <text:p>Username</text:p>
          </table:table-cell>
          <table:table-cell table:style-name="ce4" office:value-type="string">
            <text:p>Password</text:p>
          </table:table-cell>
          <table:table-cell table:style-name="ce4" office:value-type="string">
            <text:p>Completion Date</text:p>
          </table:table-cell>
          <table:table-cell table:style-name="ce9" office:value-type="string">
            <text:p>Estimated Time</text:p>
          </table:table-cell>
          <table:table-cell table:style-name="ce9" office:value-type="string">
            <text:p>Repeat</text:p>
          </table:table-cell>
          <table:table-cell table:style-name="ce11" office:value-type="string">
            <text:p>Materials</text:p>
          </table:table-cell>
          <table:table-cell table:style-name="ce11" office:value-type="string">
            <text:p>Notes</text:p>
          </table:table-cell>
          <table:table-cell table:number-columns-repeated="120"/>
        </table:table-row>
        <table:table-row table:style-name="ro2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8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2" office:value-type="string">
            <text:p>Device</text:p>
          </table:table-cell>
          <table:table-cell table:style-name="ce12" office:value-type="string">
            <text:p>Text Note for Independent task</text:p>
          </table:table-cell>
          <table:table-cell table:number-columns-repeated="120"/>
        </table:table-row>
        <table:table-row table:style-name="ro2">
          <table:table-cell table:number-columns-repeated="4"/>
          <table:table-cell table:style-name="ce10"/>
          <table:table-cell table:number-columns-repeated="122"/>
        </table:table-row>
        <table:table-row table:style-name="ro2" table:number-rows-repeated="124">
          <table:table-cell table:number-columns-repeated="127"/>
        </table:table-row>
        <table:table-row table:style-name="ro2">
          <table:table-cell table:number-columns-repeated="1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17/10/2016</text:date>, <text:time>17:2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7T17:27:14</dc:date>
    <meta:creation-date>2014-12-16T16:26:20Z</meta:creation-date>
    <meta:editing-cycles>54</meta:editing-cycles>
    <meta:editing-duration>P1DT6H40M27S</meta:editing-duration>
    <meta:generator>OpenOffice.org/3.4.1$Unix OpenOffice.org_project/341m1$Build-9593</meta:generator>
    <meta:initial-creator>sakshi juneja</meta:initial-creator>
    <meta:document-statistic meta:table-count="2" meta:cell-count="18" meta:object-count="0"/>
  </office:meta>
</office:document-meta>
</file>